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no matter which way we turn, it feels
like there's been a Carat waiting around every
corner, lately~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"the source of the Heavenly
Maiden's power is their spirit"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1T16:21:04+01:00</meta:creation-date>
    <dc:date>2020-03-01T16:21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